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adornments="Regular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cccc00" draw:fill-image-width="0cm" draw:fill-image-height="0cm" style:repeat="repeat" draw:textarea-horizontal-align="center" draw:textarea-vertical-align="middle" draw:auto-grow-height="false" draw:fit-to-size="false" style:shrink-to-fit="false" fo:min-height="2.026cm" fo:min-width="1.676cm" fo:padding-top="0.13cm" fo:padding-bottom="0.13cm" fo:padding-left="0.25cm" fo:padding-right="0.25cm" fo:wrap-option="wrap" draw:shadow="hidden" draw:shadow-offset-x="0.3cm" draw:shadow-offset-y="0.3cm" draw:shadow-color="#868686" draw:shadow-opacity="100%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cccc00" draw:fill-image-width="0cm" draw:fill-image-height="0cm" style:repeat="repeat" draw:textarea-horizontal-align="center" draw:textarea-vertical-align="middle" draw:auto-grow-height="false" draw:fit-to-size="false" style:shrink-to-fit="false" fo:min-height="2.241cm" fo:min-width="2.283cm" fo:padding-top="0.13cm" fo:padding-bottom="0.13cm" fo:padding-left="0.25cm" fo:padding-right="0.25cm" fo:wrap-option="wrap" draw:shadow="hidden" draw:shadow-offset-x="0.3cm" draw:shadow-offset-y="0.3cm" draw:shadow-color="#868686" draw:shadow-opacity="100%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" style:family="paragraph">
      <loext:graphic-properties draw:fill="solid" draw:fill-color="#cccc00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75cm" svg:height="2.285cm" svg:x="0.3cm" svg:y="0.052cm">
          <text:p text:style-name="P1"><text:span text:style-name="T1">Racket</text:span></text:p>
          <text:p text:style-name="P1"><text:span text:style-name="T1">Fury</text:span></text:p>
          <text:p text:style-name="P1"><text:span text:style-name="T1">PSVR 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2" draw:text-style-name="P2" draw:layer="layout" svg:width="2.782cm" svg:height="2.5cm" draw:transform="rotate (-0.116762526958421) translate (1.501cm 0.393cm)">
          <text:p text:style-name="P1"><text:span text:style-name="T1">Leagues 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adornments="Regular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.5cm" fo:page-height="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1T18:17:36.135000000</meta:creation-date>
    <dc:date>2020-10-01T18:31:05.315000000</dc:date>
    <meta:editing-duration>PT2M37S</meta:editing-duration>
    <meta:editing-cycles>1</meta:editing-cycles>
    <meta:generator>LibreOffice/6.2.0.3$Windows_X86_64 LibreOffice_project/98c6a8a1c6c7b144ce3cc729e34964b47ce25d62</meta:generator>
    <meta:document-statistic meta:object-count="2"/>
  </office:meta>
</office:document-meta>
</file>